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5dcc" officeooo:paragraph-rsid="00205dcc"/>
    </style:style>
    <style:style style:name="P2" style:family="paragraph" style:parent-style-name="Standard">
      <style:text-properties officeooo:rsid="00218ff6" officeooo:paragraph-rsid="00218ff6"/>
    </style:style>
    <style:style style:name="P3" style:family="paragraph" style:parent-style-name="Standard">
      <style:text-properties officeooo:rsid="0023004c" officeooo:paragraph-rsid="0023004c"/>
    </style:style>
    <style:style style:name="P4" style:family="paragraph" style:parent-style-name="Standard">
      <style:paragraph-properties fo:background-color="#ffffff">
        <style:background-image/>
      </style:paragraph-properties>
      <style:text-properties officeooo:rsid="00205dcc" officeooo:paragraph-rsid="00205dcc"/>
    </style:style>
    <style:style style:name="P5" style:family="paragraph" style:parent-style-name="Standard">
      <style:paragraph-properties fo:background-color="#ffffff">
        <style:background-image/>
      </style:paragraph-properties>
      <style:text-properties officeooo:rsid="00205dcc" officeooo:paragraph-rsid="002490b7"/>
    </style:style>
    <style:style style:name="P6" style:family="paragraph" style:parent-style-name="Standard">
      <style:paragraph-properties fo:background-color="#ffffff">
        <style:background-image/>
      </style:paragraph-properties>
      <style:text-properties officeooo:rsid="0023004c" officeooo:paragraph-rsid="0023004c"/>
    </style:style>
    <style:style style:name="P7" style:family="paragraph" style:parent-style-name="Standard">
      <style:paragraph-properties fo:background-color="#ffffff">
        <style:background-image/>
      </style:paragraph-properties>
      <style:text-properties officeooo:rsid="002490b7" officeooo:paragraph-rsid="002490b7"/>
    </style:style>
    <style:style style:name="P8" style:family="paragraph" style:parent-style-name="Standard">
      <style:paragraph-properties fo:background-color="#ffffff">
        <style:background-image/>
      </style:paragraph-properties>
      <style:text-properties officeooo:rsid="00205dcc" officeooo:paragraph-rsid="002490b7"/>
    </style:style>
    <style:style style:name="P9" style:family="paragraph" style:parent-style-name="Standard">
      <style:paragraph-properties fo:background-color="#ffffff">
        <style:background-image/>
      </style:paragraph-properties>
      <style:text-properties officeooo:rsid="00205dcc" officeooo:paragraph-rsid="002921cd"/>
    </style:style>
    <style:style style:name="P10" style:family="paragraph" style:parent-style-name="Standard">
      <style:paragraph-properties fo:background-color="#ffffff">
        <style:background-image/>
      </style:paragraph-properties>
      <style:text-properties officeooo:rsid="002743b4" officeooo:paragraph-rsid="002743b4"/>
    </style:style>
    <style:style style:name="T1" style:family="text">
      <style:text-properties officeooo:rsid="00218ff6"/>
    </style:style>
    <style:style style:name="T2" style:family="text">
      <style:text-properties officeooo:rsid="002490b7"/>
    </style:style>
    <style:style style:name="T3" style:family="text">
      <style:text-properties style:text-position="super 58%" officeooo:rsid="002490b7"/>
    </style:style>
    <style:style style:name="T4" style:family="text">
      <style:text-properties officeooo:rsid="002743b4"/>
    </style:style>
    <style:style style:name="T5" style:family="text">
      <style:text-properties officeooo:rsid="002921cd"/>
    </style:style>
    <style:style style:name="T6" style:family="text">
      <style:text-properties officeooo:rsid="0029f5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E Alp Gen</text:p>
      <text:p text:style-name="P2"/>
      <text:p text:style-name="P3">Problématique : Comment simuler numériquement un paysage de type alpin</text:p>
      <text:p text:style-name="P1"/>
      <text:p text:style-name="P1">Ici sont compilés le resultat de nos recherches sur le TPE.</text:p>
      <text:p text:style-name="P1"/>
      <text:p text:style-name="P1">Index :</text:p>
      <text:p text:style-name="P1"/>
      <text:p text:style-name="P1">Introduction</text:p>
      <text:p text:style-name="P4">I/ Quelques rappels sur la géologie</text:p>
      <text:p text:style-name="P4"><text:tab/>a) La tectonique des plaques</text:p>
      <text:p text:style-name="P4"><text:tab/>b) Une brève histoire de la chaine alpine</text:p>
      <text:p text:style-name="P4"><text:tab/>c) Dynamique des roches</text:p>
      <text:p text:style-name="P4"/>
      <text:p text:style-name="P4">II/ Modéliser un paysage géologique</text:p>
      <text:p text:style-name="P4"><text:tab/>a) Les différentes voies explorées</text:p>
      <text:p text:style-name="P4"><text:tab/>b) Approche cellulaire de la simulation</text:p>
      <text:p text:style-name="P4"><text:tab/>c) <text:span text:style-name="T1">Pistes envisagées pour améliorer notre simulation</text:span></text:p>
      <text:p text:style-name="P4"/>
      <text:p text:style-name="P4">III/ Démonstration</text:p>
      <text:p text:style-name="P4"><text:tab/>a) Fonctionnement de notre générateur de terrain</text:p>
      <text:p text:style-name="P4"><text:tab/>b) Démonstration de notre simulateur</text:p>
      <text:p text:style-name="P4"/>
      <text:p text:style-name="P4">Annexe : Ouverture sur les évolutions <text:span text:style-name="T1">et</text:span> possibles <text:span text:style-name="T1">débouchés</text:span></text:p>
      <text:p text:style-name="P7">Glossaire</text:p>
      <text:p text:style-name="P4"/>
      <text:p text:style-name="P6"/>
      <text:p text:style-name="P6">Introduction :</text:p>
      <text:p text:style-name="P6"/>
      <text:p text:style-name="P6"><text:tab/>La géologie est encore une science jeune. Celà ne fait que 50 ans que la communauté scientifique s'est pliée à l'évidence de la tectonique des plaques et malgrès des opérations et des recherches continues, la géologie, discipline en évolution rapide est encore une science fragmentaire qui n'a pas accès au savoir ultime, ignorant jusqu'à la structure profonde de notre manteau. Cependant, nous (Alexis Gros , Thibaut Manceau , Tristan Porteries ) <text:span text:style-name="T2">avons jugés qu'il serait intéressant de faire l'état de l'art en ce qui concerne la simulation d'un paysage géomorphologique. Nous allons donc vous présenter la synthèse de nos recherches sur ce sujet aussi complexe que passionnant, balayant des champs aussi vastes que la chimie moléculaire voir même la mécanique des fluides et la magnétisme.</text:span></text:p>
      <text:p text:style-name="P6"/>
      <text:p text:style-name="P5">I/ Quelques rappels sur la géologie</text:p>
      <text:p text:style-name="P5"/>
      <text:p text:style-name="P5"><text:tab/><text:span text:style-name="T2">a) La tectonique des plaques</text:span></text:p>
      <text:p text:style-name="P5"/>
      <text:p text:style-name="P5"><text:tab/><text:span text:style-name="T2">Imaginée par Wagner au 19</text:span><text:span text:style-name="T3">e</text:span><text:span text:style-name="T2"> sciècle redécouverte dans les années 50, la théorie des plaques signe le début de la géologie moderne, changeant pour toujours les mentalitées en ce qui concernent notre planète terre. Vous savez que la tectonique des plaques stipule que l'écorce terrestre est formée d'un certain nombre de plaques qui se délacent les unes par rapport aux autres à la faveur des mouvements internes de la terre, qui peut être considérée comme une boule de magma immense se refroidissmeent lentement, mettant en place des mécanismes réguliers, notemment la fermeture et l'ouverture des océans pour se faire.</text:span></text:p>
      <text:p text:style-name="P5"/>
      <text:p text:style-name="P5"><text:tab/><text:span text:style-name="T4">La subduction :</text:span></text:p>
      <text:p text:style-name="P5"><text:soft-page-break/></text:p>
      <text:p text:style-name="P5"><text:tab/><text:span text:style-name="T4">La subduction désigne le moment ou une plaque plonge sous une autre (voir figure), ces plaques sont dites lithospheriques, elles sont portées par l'asthénosphère, la partie « manteau » des plaques. Une subduction survient quand une plaque océanique vieillissante plonge sous un continent. En fonction de l'angle d'incidence et de la vitesse de la plaque plongeante, différentes intensités de phénomène orogéniques sont visibles à la surface,ou via des séismes fréquant, provoquant une chaîne de montagne. De nos jours, ce phénomène se manifeste à grande ampleur dans les andes, et des traces de subduction se trouvent aux quatres coins du globe, de l'inde au japon en passant par les alpes.</text:span></text:p>
      <text:p text:style-name="P5"/>
      <text:p text:style-name="P5"><text:tab/><text:span text:style-name="T2">b) </text:span>Une brève histoire de la chaine alpine</text:p>
      <text:p text:style-name="P5"/>
      <text:p text:style-name="P5"><text:tab/><text:span text:style-name="T2">La chaine alpine commence</text:span></text:p>
      <text:p text:style-name="P5"/>
      <text:p text:style-name="P10"><text:tab/>c) Dynamique des roches</text:p>
      <text:p text:style-name="P10"><text:tab/></text:p>
      <text:p text:style-name="P10"><text:tab/>Il faut savoir à propos des roches que le savoir des physiciens à leur sujet ont grandement fait avançer la géologie moderne, car la connaissance de la dynamique des roches face à un contexte donné eclaire sur la formation et l'évolution des grands systèmes aurogéniques comme des déformations à petite échelle. Car les roches, bien que cassantes et rigides, peuvent devenires plus ductiles sous certaines conditions : </text:p>
      <text:p text:style-name="P10"/>
      <text:p text:style-name="P10"><text:tab/>Le temps :</text:p>
      <text:p text:style-name="P10"><text:tab/></text:p>
      <text:p text:style-name="P10"><text:tab/>En effet, le temps est l'élément fondamental de la géologie car les roches les plus dures, soumises à une force puissante dans le même sens pendant plusieurs dizaines de milliers d'années se déformera comme de la pâte à modeler (pâte souvent utilisée dans les modélisations géologiques à petite échelle). <text:span text:style-name="T5">Sur les échelles immenses des temps géologiques, nimporte quel matériaux se comportera comme s'il était en réalité très mou, allant jusqu'à former des tourbillons de matière apparaissant suite à un grand cisaillement en profondeur. Une montagne, sous certaines condition peut se transformer en colline en seulement quelques millions d'années.</text:span></text:p>
      <text:p text:style-name="P10"/>
      <text:p text:style-name="P10"><text:tab/>La température :</text:p>
      <text:p text:style-name="P10"/>
      <text:p text:style-name="P10"><text:tab/><text:span text:style-name="T5">Plus il fait chaud, plus une roche est fluide. C'est le cas à toutes les températures, ainsi, l'aspect « pâte à modeler » des roches est accentué en profondeur par la chaleur qui rend les roches plus malléables. Celà se ressens également sur les séismes : il existe une limite assez floue mais bien réelle qui sépare les séismes cassants, qui se déplacent brusquement à inerval régulier des séismes coulissant, où les roches supportent leur déformation progressive en coulissant entre elles.</text:span></text:p>
      <text:p text:style-name="P10"/>
      <text:p text:style-name="P10"><text:tab/>La pression :</text:p>
      <text:p text:style-name="P10"/>
      <text:p text:style-name="P10"><text:tab/><text:span text:style-name="T5">Un facteur sous estimé par le néophyte mais en réalité tout aussi important que les deux autres ! La pression des grandes profondeurs empèche les roches de devenir liquides trop rapidement au fur et à mesure qu'elles s'nfonçent. A l'inverse, une brusque remondée de roche des profondeurs, comme c'est le cas avec les volcans les font fondre et augmentent plus encore la pression qu'ils exerçent sur leur « toit » (c'est ce qui explique que le magma des volcans remonte à une certaine auteur, s'infiltrant par les failles, puis c'est au tour du gaz de donner la preson nécessaire à l'expulsion du magma).</text:span></text:p>
      <text:p text:style-name="P10"/>
      <text:p text:style-name="P9">II/ Modéliser un paysage géologique</text:p>
      <text:p text:style-name="P9"/>
      <text:p text:style-name="P9"><text:soft-page-break/><text:tab/>a) Les différentes voies explorées</text:p>
      <text:p text:style-name="P9"/>
      <text:p text:style-name="P9"><text:tab/><text:span text:style-name="T5">Il y a beaucoup de moyens de simuler certains comportements géologiques. Beaucoup font appel à l'experience physique, peu font usage exclusif du numérique. Bien que pour les besoins de notre simulation et pour rester cohérent avec notre objectif de montrer dynamiquement et selon plusieurs angles un système géomorphologique nous avons choisis cette seconde voie, il est important de faire justice aux autre expériences, tant numériques que physiques qui nous ont inspirés dans la création de notre simulateur.</text:span></text:p>
      <text:p text:style-name="P9"/>
      <text:p text:style-name="P9"><text:tab/><text:span text:style-name="T6">Les « pâtes à modeler » et autres dispositifs physiques</text:span></text:p>
      <text:p text:style-name="P9"/>
      <text:p text:style-name="P9"><text:tab/><text:span text:style-name="T6">Il est fréquent chez les expérimentateurs géologues de remplaçer les couches par divers ingrédients plus ou moinsdomestiques : de la pâte à modeler ou tout autre pâte ductile colorée, agrémentée de sable et autres mixtures soigneusement empilées qui sont sensées représenter les couches d'un paysage réel.</text:span></text:p>
      <text:p text:style-name="P9"/>
      <text:p text:style-name="P9"><text:tab/><text:span text:style-name="T6">La déformation numérique en « grain de sable »</text:span></text:p>
      <text:p text:style-name="P9"/>
      <text:p text:style-name="P9"><text:tab/><text:span text:style-name="T6">C'est notemment de là que nous viens l'idée d'avoir utilisé des cellules indépendantes, car ce modèle s'articule autour d'automates cellulaires se collisionnant selon des règles simple, suivis d'un modèle d'érosion en « tas de sable » rudimentaire qui nous donnait, au final, un résultat aussi intéressant que les simulations physiques (quoi que souffrant des memes biais), mais numériquement. Un premier pas vers un simulateur de</text:span></text:p>
      <text:p text:style-name="P9"/>
      <text:p text:style-name="P9"><text:tab/><text:span text:style-name="T6">Les tests physiques bruts :</text:span></text:p>
      <text:p text:style-name="P9"/>
      <text:p text:style-name="P9"><text:tab/><text:span text:style-name="T6">Il faut se garder une pensée pour tous ces </text:span></text:p>
      <text:p text:style-name="P9"/>
      <text:p text:style-name="P9"><text:tab/>b) Approche cellulaire de la simulation</text:p>
      <text:p text:style-name="P9"><text:tab/>c) <text:span text:style-name="T1">Pistes envisagées pour améliorer notre simulation</text:span></text:p>
      <text:p text:style-name="P9"/>
      <text:p text:style-name="P9">III/ Démonstration</text:p>
      <text:p text:style-name="P9"><text:tab/>a) Fonctionnement de notre générateur de terrain</text:p>
      <text:p text:style-name="P9"><text:tab/>b) Démonstration de notre simul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eeps </meta:initial-creator>
    <meta:creation-date>2015-12-14T16:21:51.453426129</meta:creation-date>
    <meta:generator>LibreOffice/4.2.8.2$Linux_X86_64 LibreOffice_project/420m0$Build-2</meta:generator>
    <dc:date>2015-12-14T21:59:59.752694830</dc:date>
    <dc:creator>Creeps </dc:creator>
    <meta:editing-duration>PT23M31S</meta:editing-duration>
    <meta:editing-cycles>5</meta:editing-cycles>
    <meta:document-statistic meta:table-count="0" meta:image-count="0" meta:object-count="0" meta:page-count="3" meta:paragraph-count="51" meta:word-count="1078" meta:character-count="6811" meta:non-whitespace-character-count="5743"/>
  </office:meta>
</office:document-meta>
</file>